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34" calcext:value-type="float">
            <text:p>13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18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74" calcext:value-type="float">
            <text:p>7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130" calcext:value-type="float">
            <text:p>2130</text:p>
          </table:table-cell>
          <table:table-cell table:style-name="ce19"/>
          <table:table-cell table:style-name="ce20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81" calcext:value-type="float">
            <text:p>181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62983425414365" calcext:value-type="percentage">
            <text:p>6.63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9:43:37.193857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08T12:27:34.119653574</dc:date>
    <meta:editing-duration>P5DT5H38M56S</meta:editing-duration>
    <meta:editing-cycles>58</meta:editing-cycles>
    <meta:generator>LibreOffice/6.0.7.3$Linux_X86_64 LibreOffice_project/00m0$Build-3</meta:generator>
    <meta:document-statistic meta:table-count="2" meta:cell-count="633" meta:object-count="0"/>
  </office:meta>
</office:document-meta>
</file>